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0b1c" officeooo:paragraph-rsid="000c0b1c" style:font-size-asian="12.25pt" style:font-size-complex="14pt"/>
    </style:style>
    <style:style style:name="P2" style:family="paragraph" style:parent-style-name="Standard">
      <style:text-properties fo:font-size="14pt" officeooo:rsid="000d442d" officeooo:paragraph-rsid="000d442d" style:font-size-asian="12.25pt" style:font-size-complex="14pt"/>
    </style:style>
    <style:style style:name="P3" style:family="paragraph" style:parent-style-name="Standard">
      <style:text-properties fo:font-size="14pt" officeooo:rsid="000d691d" officeooo:paragraph-rsid="000d691d" style:font-size-asian="12.25pt" style:font-size-complex="14pt"/>
    </style:style>
    <style:style style:name="P4" style:family="paragraph" style:parent-style-name="Standard">
      <style:text-properties fo:font-size="14pt" officeooo:rsid="000dc4b5" officeooo:paragraph-rsid="000dc4b5" style:font-size-asian="12.25pt" style:font-size-complex="14pt"/>
    </style:style>
    <style:style style:name="T1" style:family="text">
      <style:text-properties officeooo:rsid="000d69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détente: période aprés 1962, il ya un équilibre entre 62 et 68, mais en 68 il y a un déséquilibre portée par la jeunesse.</text:p>
      <text:p text:style-name="P1"/>
      <text:p text:style-name="P1">Le monde devien trés instables avec les soulèvement étudiants, les insurrectinos et guerres de libération, les coups d’état…</text:p>
      <text:p text:style-name="P1"/>
      <text:p text:style-name="P1">Les soulèvement dans les démocratie populaires et les états qui ont rompu avec l’URSS fragilise le bloc de l’est.</text:p>
      <text:p text:style-name="P2">Pour tenter d’y remédier L’URSS fait des interventions militaires et des traités pour ne pas utiliser des armes nucléaires. <text:span text:style-name="T1">Plusieurs pays ne signent pas le traités.</text:span></text:p>
      <text:p text:style-name="P2"/>
      <text:p text:style-name="P3">Le bloc de l’ouest est fragilisé par les soulèvement étudiant et la guerre du vietnam.</text:p>
      <text:p text:style-name="P3"/>
      <text:p text:style-name="P4">Les évenements qui contribuent à rendre <text:s/>le monde instable son les confli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6:33:39.741215773</meta:creation-date>
    <meta:generator>LibreOffice/7.3.7.2$Linux_X86_64 LibreOffice_project/30$Build-2</meta:generator>
    <dc:date>2023-02-03T16:59:32.714008579</dc:date>
    <meta:editing-duration>PT5M10S</meta:editing-duration>
    <meta:editing-cycles>3</meta:editing-cycles>
    <meta:document-statistic meta:table-count="0" meta:image-count="0" meta:object-count="0" meta:page-count="1" meta:paragraph-count="6" meta:word-count="115" meta:character-count="688" meta:non-whitespace-character-count="578"/>
  </office:meta>
</office:document-meta>
</file>